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Helvetica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0" style:family="paragraph" style:parent-style-name="Standard">
      <style:paragraph-properties fo:margin-left="0.291cm" fo:margin-right="0cm" fo:text-indent="0cm" style:auto-text-indent="false" style:text-autospace="none"/>
    </style:style>
    <style:style style:name="P3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2" style:family="paragraph">
      <style:text-properties style:font-name="Helvetica" fo:font-size="10pt" style:font-size-asian="10pt" style:font-size-complex="10pt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D1" office:value-type="string">
              <text:p text:style-name="P22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4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3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3"><text:placeholder text:placeholder-type="text">&lt;line.name or ''&gt;</text:placeholder></text:p>
                </table:table-cell>
                <table:table-cell table:style-name="Tabella1.A1" office:value-type="string">
                  <text:p text:style-name="P24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4"><text:placeholder text:placeholder-type="text">&lt;line.product_qty or ''&gt;</text:placeholder></text:p>
                </table:table-cell>
              </table:table-row>
            </table:table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9cm" style:rel-column-width="12137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7cm" style:rel-column-width="3232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3cm" table:align="margins"/>
    </style:style>
    <style:style style:name="Table4.A" style:family="table-column">
      <style:table-column-properties style:column-width="9.183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2cm" style:rel-column-width="16700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09cm" style:rel-column-width="6580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0.762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text-properties fo:font-size="8pt" style:font-size-asian="8pt" style:font-size-complex="8pt"/>
    </style:style>
    <style:style style:name="MP10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8" style:family="paragraph" style:parent-style-name="Standard">
      <style:text-properties fo:font-size="10pt" style:font-size-asian="8.75pt" style:font-size-complex="10pt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Destinatario</text:p>
                    <text:p text:style-name="MP10"/>
                    <text:p text:style-name="MP11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      <text:p text:style-name="MP12"><text:placeholder text:placeholder-type="text">&lt;o.partner_id and o.partner_id.address and o.partner_id.address[0].street or ''&gt;</text:placeholder></text:p>
                    <text:p text:style-name="MP12"><text:placeholder text:placeholder-type="text">&lt;o.partner_id and o.partner_id.address and o.partner_id.address[0].zip or ''&gt;</text:placeholder></text:p>
                    <text:p text:style-name="MP12"><text:placeholder text:placeholder-type="text">&lt;o.partner_id and o.partner_id.address and o.partner_id.address[0].city or ''&gt;</text:placeholder></text:p>
                    <text:p text:style-name="MP12"><text:placeholder text:placeholder-type="text">&lt;o.partner_id and o.partner_id.address and o.partner_id.address[0].country_id and o.partner_id.address[0].country_id.name or ''&gt;</text:placeholder></text:p>
                    <text:p text:style-name="MP13"/>
                    <text:p text:style-name="MP14"/>
                    <text:p text:style-name="MP15"><text:placeholder text:placeholder-type="text">&lt;if test="o.address_id"&gt;</text:placeholder></text:p>
                    <text:p text:style-name="MP10">Luogo di destinazione</text:p>
                    <text:p text:style-name="MP10"/>
      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5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5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7"><draw:frame text:anchor-type="paragraph" draw:z-index="0" draw:style-name="Mgr1" draw:text-style-name="MP18" svg:width="2.789cm" svg:height="0.539cm" svg:x="0.679cm" svg:y="-0.321cm"><draw:text-box><text:p><text:span text:style-name="MT6">N° Documento</text:span></text:p></draw:text-box></draw:frame><draw:frame text:anchor-type="paragraph" draw:z-index="1" draw:style-name="Mgr1" draw:text-style-name="MP20" svg:width="2.703cm" svg:height="0.539cm" svg:x="3.454cm" svg:y="-0.321cm"><draw:text-box><text:p text:style-name="MP19"><text:span text:style-name="MT6">Del</text:span></text:p></draw:text-box></draw:frame></text:p>
              <text:p text:style-name="MP21"><text:placeholder text:placeholder-type="text">&lt;o.ddt_number or ''&gt;</text:placeholder></text:p>
            </table:table-cell>
            <table:table-cell table:style-name="Table3.A2" office:value-type="string">
              <text:p text:style-name="MP21"/>
              <text:p text:style-name="MP21"><text:placeholder text:placeholder-type="text">&lt;o.ddt_date and (formatLang(o.ddt_date[0:10], date=True)) or ''&gt;</text:placeholder></text:p>
            </table:table-cell>
            <table:table-cell table:style-name="Table3.A2" table:number-columns-spanned="2" office:value-type="string">
              <text:p text:style-name="MP22">Cod. Cliente</text:p>
              <text:p text:style-name="MP22"/>
              <text:p text:style-name="MP23"><text:placeholder text:placeholder-type="text">&lt;o.partner_id and o.partner_id.ref or ''&gt;</text:placeholder></text:p>
              <text:p text:style-name="MP23"/>
            </table:table-cell>
            <table:covered-table-cell/>
            <table:table-cell table:style-name="Table3.A2" office:value-type="string">
              <text:p text:style-name="MP24">Numero IVA</text:p>
              <text:p text:style-name="MP24"/>
              <text:p text:style-name="MP25"><text:span text:style-name="MT7"><text:placeholder text:placeholder-type="text">&lt;o.partner_id and o.partner_id.vat or ''&gt;</text:placeholder></text:span><text:span text:style-name="MT7"> </text:span></text:p>
              <text:p text:style-name="MP26"/>
            </table:table-cell>
            <table:table-cell table:style-name="Table3.F2" office:value-type="string">
              <text:p text:style-name="MP22">Pag.</text:p>
              <text:p text:style-name="MP22"/>
              <text:p text:style-name="MP27"><text:page-number text:select-page="current">1</text:page-number>/<text:page-count>1</text:page-count> </text:p>
            </table:table-cell>
          </table:table-row>
        </table:table>
        <text:p text:style-name="MP2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2">Causale del trasporto</text:p>
              <text:p text:style-name="MP22"/>
              <text:p text:style-name="MP29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2">Porto</text:p>
              <text:p text:style-name="MP22"/>
              <text:p text:style-name="MP29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2">Aspetto esteriore dei beni</text:p>
              <text:p text:style-name="MP22"/>
              <text:p text:style-name="MP29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2">Numero colli</text:p>
              <text:p text:style-name="MP22"/>
              <text:p text:style-name="MP29"><text:placeholder text:placeholder-type="text">&lt;o.number_of_packages or ''&gt;</text:placeholder></text:p>
            </table:table-cell>
            <table:table-cell table:style-name="Table6.H1" office:value-type="string">
              <text:p text:style-name="MP22">Peso</text:p>
              <text:p text:style-name="MP22"/>
              <text:p text:style-name="MP29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2">Vettore</text:p>
              <text:p text:style-name="MP29"/>
              <text:p text:style-name="MP29"><text:placeholder text:placeholder-type="text">&lt;o.carrier_id and o.carrier_id.name or ''&gt;</text:placeholder><text:span text:style-name="MT8">Data ritiro </text:span>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31"><text:placeholder text:placeholder-type="text">&lt;/if&gt;</text:placeholder></text:p>
            </table:table-cell>
            <table:table-cell table:style-name="Table6.A2" table:number-columns-spanned="2" office:value-type="string">
              <text:p text:style-name="MP22">Data ritiro 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24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2">Ora ritiro</text:p>
              <text:p text:style-name="MP22"/>
              <text:p text:style-name="MP30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2">Note</text:p>
              <text:p text:style-name="MP32"/>
              <text:p text:style-name="MP29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2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4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4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9-28T12:05:54</dc:date>
    <meta:editing-duration>P2DT1H25M8S</meta:editing-duration>
    <meta:editing-cycles>330</meta:editing-cycles>
    <meta:generator>LibreOffice/3.3$Linux LibreOffice_project/330m19$Build-301</meta:generator>
    <dc:creator>elbati </dc:creator>
    <meta:document-statistic meta:table-count="5" meta:image-count="0" meta:object-count="0" meta:page-count="1" meta:paragraph-count="64" meta:word-count="256" meta:character-count="2693"/>
    <meta:user-defined meta:name="Info 1">http://localhost:8069</meta:user-defined>
    <meta:user-defined meta:name="Info 2"/>
    <meta:user-defined meta:name="Info 3"/>
    <meta:user-defined meta:name="Info 4"/>
  </office:meta>
</office:document-meta>
</file>